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 Sans" svg:font-family="'Open Sans', 'Open Sans MSFontService'"/>
    <style:font-face style:name="OpenSymbol" svg:font-family="OpenSymbol, 'Arial Unicode MS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956a" officeooo:paragraph-rsid="0013956a"/>
    </style:style>
    <style:style style:name="P2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13956a" officeooo:paragraph-rsid="0013956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956a" officeooo:paragraph-rsid="0013956a"/>
    </style:style>
    <style:style style:name="P5" style:family="paragraph" style:parent-style-name="Text_20_body" style:list-style-name="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b1d28" style:text-line-through-style="none" style:text-line-through-type="none" style:font-name="Open Sans" fo:font-size="10.5pt" fo:letter-spacing="normal" fo:language="en" fo:country="US" fo:font-style="normal" style:text-underline-style="none" fo:font-weight="normal" officeooo:paragraph-rsid="0013956a" style:font-size-asian="10.5pt" style:font-style-asian="normal" style:font-weight-asian="normal" style:font-name-complex="Open Sans"/>
    </style:style>
    <style:style style:name="P6" style:family="paragraph" style:parent-style-name="Text_20_body" style:list-style-name="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b1d28" style:text-line-through-style="none" style:text-line-through-type="none" style:font-name="Open Sans" fo:font-size="10.5pt" fo:letter-spacing="normal" fo:language="en" fo:country="US" fo:font-style="normal" style:text-underline-style="none" fo:font-weight="normal" officeooo:rsid="0013956a" officeooo:paragraph-rsid="0013956a" style:font-size-asian="10.5pt" style:font-style-asian="normal" style:font-weight-asian="normal" style:font-name-complex="Ope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BASE</text:p>
      <text:p text:style-name="P1"/>
      <text:p text:style-name="P1">Created table character</text:p>
      <text:p text:style-name="P1">Took 2.9314 seconds <text:s text:c="60"/></text:p>
      <text:p text:style-name="P1">=&gt; Hbase::Table - character</text:p>
      <text:p text:style-name="P1">hbase(main):002:0&gt; create 'planet','cf'</text:p>
      <text:p text:style-name="P1">Created table planet</text:p>
      <text:p text:style-name="P1">Took 1.3114 seconds <text:s text:c="60"/></text:p>
      <text:p text:style-name="P1">=&gt; Hbase::Table - planet</text:p>
      <text:p text:style-name="P1">hbase(main):003:0&gt; create 'vehicle','cf'</text:p>
      <text:p text:style-name="P1">Created table vehicle</text:p>
      <text:p text:style-name="P1">Took 0.7685 seconds <text:s text:c="60"/></text:p>
      <text:p text:style-name="P1">=&gt; Hbase::Table - vehicle</text:p>
      <text:p text:style-name="P1">hbase(main):004:0&gt; create 'specie','cf'</text:p>
      <text:p text:style-name="P1">Created table specie</text:p>
      <text:p text:style-name="P1">Took 1.2669 seconds <text:s text:c="60"/></text:p>
      <text:p text:style-name="P1">=&gt; Hbase::Table - specie</text:p>
      <text:p text:style-name="P1">hbase(main):005:0&gt; create 'starship','cf'</text:p>
      <text:p text:style-name="P1"/>
      <text:p text:style-name="P1">hbase(main):001:0&gt; list</text:p>
      <text:p text:style-name="P1">TABLE <text:s text:c="136"/></text:p>
      <text:p text:style-name="P1">character <text:s text:c="132"/></text:p>
      <text:p text:style-name="P1">planet <text:s text:c="135"/></text:p>
      <text:p text:style-name="P1">specie <text:s text:c="135"/></text:p>
      <text:p text:style-name="P1">starship <text:s text:c="133"/></text:p>
      <text:p text:style-name="P1">vehicle <text:s text:c="134"/></text:p>
      <text:p text:style-name="P1">5 row(s)</text:p>
      <text:p text:style-name="P1">Took 1.4340 seconds <text:s text:c="122"/></text:p>
      <text:p text:style-name="P1">=&gt; ["character", "planet", "specie", "starship", "vehicle"]</text:p>
      <text:p text:style-name="P1"/>
      <text:p text:style-name="P1">./hbase org.apache.hadoop.hbase.mapreduce.ImportTsv -Dimporttsv.separator=',' -Dimporttsv.columns="HBASE_ROW_KEY,cf:name,cf:model,cf:manufac,cf:cost,cf:length,cf:max_speed,cf:crew,cf:passanger,cf:cargo_cap,cf:consu,cf:hp_rating,cf:MGLT,cf:star_class" starship /home/hadoop/Downloads/files/starships.csv</text:p>
      <text:p text:style-name="P1">./hbase org.apache.hadoop.hbase.mapreduce.ImportTsv -Dimporttsv.separator=',' -Dimporttsv.columns="HBASE_ROW_KEY,cf:name,cf:model,cf:manufac,cf:cost,cf:length,cf:max_speed,cf:crew,cf:passanger,cf:cargo_cap,cf:consu,cf:veh_class" vehicle /home/hadoop/Downloads/files/vehicles.csv</text:p>
      <text:p text:style-name="P1">./hbase org.apache.hadoop.hbase.mapreduce.ImportTsv -Dimporttsv.separator=',' -Dimporttsv.columns="HBASE_ROW_KEY,cf:name,cf:class,cf:desig,cf:avg_height,cf:skin_colr,cf:hair_colr,cf:eye_colr,cf:avg_lif,cf:language,cf:homeworld" specie /home/hadoop/Downloads/files/species.csv</text:p>
      <text:p text:style-name="P1">./hbase org.apache.hadoop.hbase.mapreduce.ImportTsv -Dimporttsv.separator=',' -Dimporttsv.columns="HBASE_ROW_KEY,cf:name,cf:rotate,cf:orb_per,cf:diameter,cf:climate,cf:gravity,cf:terran,cf:sur_water,cf:population" planet /home/hadoop/Downloads/files/planets.csv</text:p>
      <text:p text:style-name="P1">./hbase org.apache.hadoop.hbase.mapreduce.ImportTsv -Dimporttsv.separator=',' -Dimporttsv.columns="HBASE_ROW_KEY,cf:name,cf:height,cf:mass,cf:hair_colour,cf:skin:color,cf:eye_col,cf:birthY,cf:gender,cf:homeworld,cf:specie" character /home/hadoop/Downloads/files/characters.csv</text:p>
      <text:p text:style-name="P1"/>
      <text:p text:style-name="P2">a. What is an RDD?</text:p>
      <text:p text:style-name="P2"><text:soft-page-break/>RDD = resiliant distributed dataset </text:p>
      <text:p text:style-name="P3">b. What is a DAG ?</text:p>
      <text:p text:style-name="P6">DAG define the pathway of a query when a certain action takes place</text:p>
      <text:p text:style-name="P3">c. What is the role of a spark driver in the spark cluster?</text:p>
      <text:p text:style-name="P5">the driver is the program that creates the SparkContext, connecting to a given Spark Master.</text:p>
      <text:p text:style-name="P3">d. Is Spark fault Tolerant and how does Spark achieve that?</text:p>
      <text:p text:style-name="P4">By creating multiple copies namenodes and datanodes</text:p>
      <text:p text:style-name="P2">Shell</text:p>
      <text:p text:style-name="P3">a. How to make a shell script executable ?</text:p>
      <text:p text:style-name="P4">Chmod +x &lt;filename&gt;</text:p>
      <text:p text:style-name="P3">b. What is the use of “#!/bin/bash” ?</text:p>
      <text:p text:style-name="P4">To show the file is to be run in bash</text:p>
      <text:p text:style-name="P3">c. How do you resolve variable in a shellscript ?</text:p>
      <text:p text:style-name="P4">With $</text:p>
      <text:p text:style-name="P2">Hadoop</text:p>
      <text:p text:style-name="P3">a. What are the core components of Hadoop?</text:p>
      <text:p text:style-name="P4">HDFS, SPARK, HIVE</text:p>
      <text:p text:style-name="P3">b. What is the difference between nameNodes and dataNodes?</text:p>
      <text:p text:style-name="P4">Namenode manages the datanodes as master -slave relation</text:p>
      <text:p text:style-name="P3">c. What does jps command do in Hadoop?</text:p>
      <text:p text:style-name="P4">Display all runnig servies</text:p>
      <text:p text:style-name="P3">d. What do you mean by metadata in Hadoop?</text:p>
      <text:p text:style-name="P4">Data about data such as where the data is most likely available from</text:p>
      <text:p text:style-name="P3">e. What is a block in HDFS, why block size 64MB?</text:p>
      <text:p text:style-name="P4">data partitions in HDFS are called blocks, because it is the defaut siz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 Sans" svg:font-family="'Open Sans', 'Open Sans MSFontService'"/>
    <style:font-face style:name="OpenSymbol" svg:font-family="OpenSymbol, 'Arial Unicode MS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3:08:44.155565543</meta:creation-date>
    <dc:date>2020-06-16T13:17:26.772998843</dc:date>
    <meta:editing-duration>PT8M46S</meta:editing-duration>
    <meta:editing-cycles>1</meta:editing-cycles>
    <meta:document-statistic meta:table-count="0" meta:image-count="0" meta:object-count="0" meta:page-count="2" meta:paragraph-count="58" meta:word-count="307" meta:character-count="4212" meta:non-whitespace-character-count="2784"/>
    <meta:generator>LibreOffice/6.0.7.3$Linux_X86_64 LibreOffice_project/00m0$Build-3</meta:generator>
  </office:meta>
</office:document-meta>
</file>